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shrink-to-fit" style:shrink-to-fit="true" fo:min-height="3.1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co1" style:family="table-column">
      <style:table-column-properties style:column-width="10.161cm" style:use-optimal-column-width="false"/>
    </style:style>
    <style:style style:name="ro1" style:family="table-row">
      <style:table-row-properties style:row-height="2.54cm" style:use-optimal-row-height="false"/>
    </style:style>
    <style:style style:name="ro2" style:family="table-row">
      <style:table-row-properties style:row-height="2.541cm" style:use-optimal-row-height="false"/>
    </style:style>
    <style:style style:name="ce1" style:family="table-cell">
      <loext:graphic-properties draw:fill="gradient" draw:fill-color="#8ed0ff" draw:fill-gradient-name="Gradient_20_1" draw:gradient-step-count="64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69abf1" draw:textarea-vertical-align="middle"/>
      <style:paragraph-properties fo:text-align="center" fo:border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none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gradient" draw:fill-color="#8ed0ff" draw:fill-gradient-name="Gradient_20_2" draw:gradient-step-count="64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8ed0ff" draw:fill-hatch-solid="true" style:repeat="repeat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851cm" svg:height="3.429cm" draw:transform="rotate (-1.5707963267949) translate (14.415cm 6.334cm)">
          <draw:text-box>
            <text:p text:style-name="P1">Current stack frame</text:p>
          </draw:text-box>
        </draw:frame>
        <draw:frame draw:style-name="gr1" draw:text-style-name="P2" draw:layer="layout" svg:width="7.851cm" svg:height="3.429cm" draw:transform="rotate (-1.5707963267949) translate (14.415cm 15.247cm)">
          <draw:text-box>
            <text:p text:style-name="P1">Previous stack frame</text:p>
          </draw:text-box>
        </draw:frame>
        <draw:g>
          <draw:frame draw:style-name="standard" draw:layer="layout" svg:width="10.16cm" svg:height="25.4cm" svg:x="1.002cm" svg:y="2.589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1">
                <table:table-cell table:style-name="ce3">
                  <text:p text:style-name="P4"><text:span text:style-name="T1">...</text:span></text:p>
                </table:table-cell>
              </table:table-row>
              <table:table-row table:style-name="ro1">
                <table:table-cell table:style-name="ce4"/>
              </table:table-row>
              <table:table-row table:style-name="ro1">
                <table:table-cell table:style-name="ce3">
                  <text:p text:style-name="P4"><text:span text:style-name="T1">SFP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1">RIP</text:span></text:p>
                </table:table-cell>
              </table:table-row>
              <table:table-row table:style-name="ro1">
                <table:table-cell table:style-name="ce6">
                  <text:p text:style-name="P4">...</text:p>
                </table:table-cell>
              </table:table-row>
              <table:table-row table:style-name="ro1">
                <table:table-cell table:style-name="ce6">
                  <text:p text:style-name="P4">...</text:p>
                </table:table-cell>
              </table:table-row>
              <table:table-row table:style-name="ro1">
                <table:table-cell table:style-name="ce6">
                  <text:p text:style-name="P4"><text:span text:style-name="T1">...</text:span></text:p>
                </table:table-cell>
              </table:table-row>
              <table:table-row table:style-name="ro2">
                <table:table-cell table:style-name="ce7">
                  <text:p text:style-name="P4"><text:span text:style-name="T1">Lower stack regions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" draw:text-style-name="P5" draw:layer="layout" svg:width="10.16cm" svg:height="0.965cm" svg:x="1cm" svg:y="1.222cm">
            <draw:text-box>
              <text:p text:style-name="P1"><text:span text:style-name="T2">Before overflowing the buffer</text:span></text:p>
            </draw:text-box>
          </draw:frame>
          <draw:frame draw:style-name="gr1" draw:text-style-name="P2" draw:layer="layout" svg:width="7.851cm" svg:height="2.54cm" draw:transform="rotate (-1.5707963267949) translate (4.465cm 5.055cm)">
            <draw:text-box>
              <text:p text:style-name="P1">-------- Buffer --------</text:p>
            </draw:text-box>
          </draw:frame>
        </draw:g>
        <draw:g>
          <draw:frame draw:style-name="gr3" draw:text-style-name="P5" draw:layer="layout" svg:width="10.16cm" svg:height="0.962cm" svg:x="14.24cm" svg:y="1.229cm">
            <draw:text-box>
              <text:p text:style-name="P1"><text:span text:style-name="T2">After overflowing the buffer</text:span></text:p>
            </draw:text-box>
          </draw:frame>
          <draw:frame draw:style-name="standard" draw:layer="layout" svg:width="10.16cm" svg:height="25.4cm" svg:x="14.238cm" svg:y="2.581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1">Junk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1">...</text:span></text:p>
                </table:table-cell>
              </table:table-row>
              <table:table-row table:style-name="ro1">
                <table:table-cell table:style-name="ce4">
                  <text:p text:style-name="P4"><text:span text:style-name="T1">...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1">Junk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1">&amp;jmp rsp</text:span></text:p>
                </table:table-cell>
              </table:table-row>
              <table:table-row table:style-name="ro1">
                <table:table-cell table:style-name="ce6">
                  <text:p text:style-name="P4"><text:span text:style-name="T1">Shellcode</text:span></text:p>
                </table:table-cell>
              </table:table-row>
              <table:table-row table:style-name="ro1">
                <table:table-cell table:style-name="ce8">
                  <text:p text:style-name="P4">...</text:p>
                </table:table-cell>
              </table:table-row>
              <table:table-row table:style-name="ro1">
                <table:table-cell table:style-name="ce6">
                  <text:p text:style-name="P4"><text:span text:style-name="T1">Shellcode</text:span></text:p>
                </table:table-cell>
              </table:table-row>
              <table:table-row table:style-name="ro2">
                <table:table-cell table:style-name="ce7">
                  <text:p text:style-name="P4"><text:span text:style-name="T1">Lower stack regions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4" draw:text-style-name="P6" draw:layer="layout" svg:x1="15.859cm" svg:y1="16.621cm" svg:x2="15.859cm" svg:y2="19.16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ed0ff" draw:end-color="#ffffff" draw:start-intensity="100%" draw:end-intensity="100%" draw:angle="1800" draw:border="0%"/>
    <draw:gradient draw:name="Gradient_20_2" draw:display-name="Gradient 2" draw:style="linear" draw:start-color="#8ed0f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5:24:28.321910953</meta:creation-date>
    <meta:editing-duration>PT31M11S</meta:editing-duration>
    <meta:editing-cycles>7</meta:editing-cycles>
    <meta:generator>LibreOffice/6.4.4.2$Linux_X86_64 LibreOffice_project/40$Build-2</meta:generator>
    <dc:date>2020-06-11T14:15:35.367555574</dc:date>
    <meta:document-statistic meta:object-count="10"/>
  </office:meta>
</office:document-meta>
</file>